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1997" officeooo:paragraph-rsid="00121997"/>
    </style:style>
    <style:style style:name="P2" style:family="paragraph" style:parent-style-name="Standard">
      <style:paragraph-properties fo:text-align="center" style:justify-single-word="false"/>
      <style:text-properties officeooo:rsid="00121997" officeooo:paragraph-rsid="00121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emy</text:p>
      <text:p text:style-name="P2"/>
      <text:p text:style-name="P2">by Kyle Eggleston</text:p>
      <text:p text:style-name="P1"/>
      <text:p text:style-name="P1">“What do you think they're doing down there?” Snof asked his leader.</text:p>
      <text:p text:style-name="P1"/>
      <text:p text:style-name="P1">“I'm not sure...” Sirkof responded. “If I were to guess, I'd bet they were wondering what we're going to do with them.”</text:p>
      <text:p text:style-name="P1"/>
      <text:p text:style-name="P1">The alien space craft flew over San Francisco and hovered. Waiting to do with the planet as they pleased.</text:p>
      <text:p text:style-name="P1"/>
      <text:p text:style-name="P1">Snof activated a few controls on the console in front of him. “Ready to fire on your command.”</text:p>
      <text:p text:style-name="P1"/>
      <text:p text:style-name="P1">Sirkof shook his head. “No. They seem harmless.” He looked over a few reports. “They have no defenses to speak of.”</text:p>
      <text:p text:style-name="P1"/>
      <text:p text:style-name="P1">“They have bats sir.” Snof said.</text:p>
      <text:p text:style-name="P1"/>
      <text:p text:style-name="P1">“Open fire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3:43:59.510000000</meta:creation-date>
    <dc:date>2014-04-18T13:56:29.426000000</dc:date>
    <meta:editing-duration>P0D</meta:editing-duration>
    <meta:editing-cycles>1</meta:editing-cycles>
    <meta:document-statistic meta:table-count="0" meta:image-count="0" meta:object-count="0" meta:page-count="1" meta:paragraph-count="9" meta:word-count="104" meta:character-count="567" meta:non-whitespace-character-count="472"/>
    <meta:generator>LibreOffice/4.1.5.3$Windows_x86 LibreOffice_project/1c1366bba2ba2b554cd2ca4d87c06da81c05d24</meta:generator>
  </office:meta>
</office:document-meta>
</file>